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Listbox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electManyListboxTag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EnabledClass( String en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DisabledClass( String dis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4">
            <text:p text:style-name="Table_20_Contents">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